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4.8528in"/>
    </style:style>
    <style:style style:name="co10" style:family="table-column">
      <style:table-column-properties fo:break-before="auto" style:column-width="1.0146in"/>
    </style:style>
    <style:style style:name="co11" style:family="table-column">
      <style:table-column-properties fo:break-before="auto" style:column-width="2.2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table:style-name="Default"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_female_male_priority_male_vitamin_d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table_female_male_priority_male_vitamin_d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e_female_male_priority_male_vitamin_d_imputation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</text:p>
          </table:table-cell>
          <table:table-cell table:number-columns-repeated="4"/>
          <table:table-cell table:style-name="ce1"/>
          <table:table-cell/>
        </table:table-row>
        <table:table-row table:style-name="ro2">
          <table:table-cell/>
          <table:table-cell office:value-type="string" calcext:value-type="string">
            <text:p>table_female_male_priority_male_vitamin_d_imputation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detection_plink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/>
          <table:table-cell office:value-type="string" calcext:value-type="string">
            <text:p>albumi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estradiol_detection</text:p>
          </table:table-cell>
          <table:table-cell table:number-columns-repeated="3"/>
          <table:table-cell office:value-type="string" calcext:value-type="string">
            <text:p>menopause_ordinal; age; body_log; region; medication_vitamin_d; alteration_sex_hormone; cholesterol_imputation; vitamin_d_imputation; genotype_array_axiom; genotype_pc_[1-10]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log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imputation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imputation_log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stosterone_detec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log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_log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it due to high rate of missing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6:02:06.781294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1T16:05:10.816761372</dc:date>
    <meta:editing-duration>PT8H11M36S</meta:editing-duration>
    <meta:editing-cycles>39</meta:editing-cycles>
    <meta:generator>LibreOffice/6.4.7.2$Linux_X86_64 LibreOffice_project/40$Build-2</meta:generator>
    <meta:document-statistic meta:table-count="1" meta:cell-count="253" meta:object-count="0"/>
  </office:meta>
</office:document-meta>
</file>